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29390" officeooo:paragraph-rsid="00029390" style:font-size-asian="14pt" style:font-size-complex="16pt"/>
    </style:style>
    <style:style style:name="P2" style:family="paragraph" style:parent-style-name="Standard">
      <style:text-properties fo:font-size="16pt" style:text-underline-style="solid" style:text-underline-width="auto" style:text-underline-color="font-color" officeooo:rsid="00029390" officeooo:paragraph-rsid="00029390" style:font-size-asian="14pt" style:font-size-complex="16pt"/>
    </style:style>
    <style:style style:name="P3" style:family="paragraph" style:parent-style-name="Standard">
      <style:text-properties fo:font-size="16pt" style:text-underline-style="solid" style:text-underline-width="auto" style:text-underline-color="font-color" officeooo:rsid="0006fdb0" officeooo:paragraph-rsid="0006fdb0" style:font-size-asian="14pt" style:font-size-complex="16pt"/>
    </style:style>
    <style:style style:name="P4" style:family="paragraph" style:parent-style-name="Standard">
      <style:text-properties fo:font-size="16pt" style:text-underline-style="solid" style:text-underline-width="auto" style:text-underline-color="font-color" officeooo:rsid="000ff323" officeooo:paragraph-rsid="00029390" style:font-size-asian="14pt" style:font-size-complex="16pt"/>
    </style:style>
    <style:style style:name="P5" style:family="paragraph" style:parent-style-name="Standard">
      <style:text-properties fo:font-size="16pt" style:text-underline-style="none" officeooo:rsid="00029390" officeooo:paragraph-rsid="0003cb92" style:font-size-asian="14pt" style:font-size-complex="16pt"/>
    </style:style>
    <style:style style:name="P6" style:family="paragraph" style:parent-style-name="Standard">
      <style:text-properties fo:font-size="16pt" style:text-underline-style="none" officeooo:rsid="0003cb92" officeooo:paragraph-rsid="0003cb92" style:font-size-asian="14pt" style:font-size-complex="16pt"/>
    </style:style>
    <style:style style:name="P7" style:family="paragraph" style:parent-style-name="Standard">
      <style:text-properties fo:font-size="16pt" style:text-underline-style="none" officeooo:rsid="00045b42" officeooo:paragraph-rsid="00045b42" style:font-size-asian="14pt" style:font-size-complex="16pt"/>
    </style:style>
    <style:style style:name="P8" style:family="paragraph" style:parent-style-name="Standard">
      <style:text-properties fo:font-size="16pt" style:text-underline-style="none" officeooo:rsid="0006fdb0" officeooo:paragraph-rsid="00045b42" style:font-size-asian="14pt" style:font-size-complex="16pt"/>
    </style:style>
    <style:style style:name="P9" style:family="paragraph" style:parent-style-name="Standard">
      <style:text-properties fo:font-size="16pt" style:text-underline-style="none" officeooo:rsid="0006fdb0" officeooo:paragraph-rsid="000a2bb9" style:font-size-asian="14pt" style:font-size-complex="16pt"/>
    </style:style>
    <style:style style:name="P10" style:family="paragraph" style:parent-style-name="Standard">
      <style:text-properties fo:font-size="16pt" style:text-underline-style="none" officeooo:rsid="000ba38e" officeooo:paragraph-rsid="000ba38e" style:font-size-asian="14pt" style:font-size-complex="16pt"/>
    </style:style>
    <style:style style:name="P11" style:family="paragraph" style:parent-style-name="Standard" style:list-style-name="List_20_1">
      <style:text-properties fo:font-size="16pt" style:text-underline-style="none" officeooo:rsid="000a2bb9" officeooo:paragraph-rsid="000a2bb9" style:font-size-asian="14pt" style:font-size-complex="16pt"/>
    </style:style>
    <style:style style:name="P12" style:family="paragraph" style:parent-style-name="Standard" style:list-style-name="List_20_1">
      <style:text-properties fo:font-size="16pt" style:text-underline-style="none" officeooo:rsid="000ba38e" officeooo:paragraph-rsid="000ba38e" style:font-size-asian="14pt" style:font-size-complex="16pt"/>
    </style:style>
    <style:style style:name="P13" style:family="paragraph" style:parent-style-name="Standard" style:list-style-name="List_20_1">
      <style:text-properties fo:font-size="16pt" style:text-underline-style="none" officeooo:rsid="002548c9" officeooo:paragraph-rsid="002548c9" style:font-size-asian="14pt" style:font-size-complex="16pt"/>
    </style:style>
    <style:style style:name="P14" style:family="paragraph" style:parent-style-name="Standard">
      <style:text-properties fo:font-size="16pt" style:text-underline-style="none" officeooo:rsid="000efa28" officeooo:paragraph-rsid="000ba38e" style:font-size-asian="14pt" style:font-size-complex="16pt"/>
    </style:style>
    <style:style style:name="P15" style:family="paragraph" style:parent-style-name="Standard">
      <style:text-properties fo:color="#ffbf00" fo:font-size="16pt" style:text-underline-style="none" officeooo:rsid="000efa28" officeooo:paragraph-rsid="000ba38e" style:font-size-asian="14pt" style:font-size-complex="16pt"/>
    </style:style>
    <style:style style:name="P16" style:family="paragraph" style:parent-style-name="Standard">
      <style:paragraph-properties fo:text-align="center" style:justify-single-word="false"/>
      <style:text-properties fo:color="#ff0000" fo:font-size="16pt" officeooo:rsid="000ff323" officeooo:paragraph-rsid="000ff323" style:font-size-asian="14pt" style:font-size-complex="16pt"/>
    </style:style>
    <style:style style:name="P17" style:family="paragraph" style:parent-style-name="Standard">
      <style:text-properties fo:color="#ff0000" fo:font-size="16pt" style:text-underline-style="solid" style:text-underline-width="auto" style:text-underline-color="font-color" officeooo:rsid="00029390" officeooo:paragraph-rsid="00029390" style:font-size-asian="14pt" style:font-size-complex="16pt"/>
    </style:style>
    <style:style style:name="P18" style:family="paragraph" style:parent-style-name="Standard">
      <style:text-properties fo:color="#ff0000" fo:font-size="16pt" style:text-underline-style="solid" style:text-underline-width="auto" style:text-underline-color="font-color" officeooo:rsid="0006fdb0" officeooo:paragraph-rsid="0006fdb0" style:font-size-asian="14pt" style:font-size-complex="16pt"/>
    </style:style>
    <style:style style:name="P19" style:family="paragraph" style:parent-style-name="Standard">
      <style:text-properties fo:color="#ff0000" fo:font-size="16pt" style:text-underline-style="solid" style:text-underline-width="auto" style:text-underline-color="font-color" officeooo:rsid="000efa28" officeooo:paragraph-rsid="000ba38e" style:font-size-asian="14pt" style:font-size-complex="16pt"/>
    </style:style>
    <style:style style:name="P20" style:family="paragraph" style:parent-style-name="Standard">
      <style:text-properties fo:color="#ff0000" fo:font-size="16pt" style:text-underline-style="solid" style:text-underline-width="auto" style:text-underline-color="font-color" officeooo:rsid="0029cac2" officeooo:paragraph-rsid="0029cac2" style:font-size-asian="14pt" style:font-size-complex="16pt"/>
    </style:style>
    <style:style style:name="P21" style:family="paragraph" style:parent-style-name="Standard">
      <style:text-properties fo:color="#ff0000" fo:font-size="16pt" style:text-underline-style="none" officeooo:rsid="0006fdb0" officeooo:paragraph-rsid="000a2bb9" style:font-size-asian="14pt" style:font-size-complex="16pt"/>
    </style:style>
    <style:style style:name="P22" style:family="paragraph" style:parent-style-name="Standard">
      <style:text-properties fo:color="#2a6099" fo:font-size="16pt" style:text-underline-style="none" officeooo:rsid="0029cac2" officeooo:paragraph-rsid="0029cac2" style:font-size-asian="14pt" style:font-size-complex="16pt"/>
    </style:style>
    <style:style style:name="P23" style:family="paragraph" style:parent-style-name="Standard" style:list-style-name="Numbering_20_123">
      <style:text-properties fo:color="#212121" fo:font-size="11.25pt" style:text-underline-style="none" officeooo:rsid="0029cac2" officeooo:paragraph-rsid="0029cac2" style:font-size-asian="14pt" style:font-size-complex="16pt"/>
    </style:style>
    <style:style style:name="P2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12121" style:font-name="Segoe UI" fo:font-size="11.25pt" fo:letter-spacing="normal" fo:font-style="normal" fo:font-weight="normal" loext:padding="0cm" loext:border="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2bb9"/>
    </style:style>
    <style:style style:name="T3" style:family="text">
      <style:text-properties style:text-underline-style="solid" style:text-underline-width="auto" style:text-underline-color="font-color" officeooo:rsid="0027c475"/>
    </style:style>
    <style:style style:name="T4" style:family="text">
      <style:text-properties officeooo:rsid="0003cb92"/>
    </style:style>
    <style:style style:name="T5" style:family="text">
      <style:text-properties officeooo:rsid="00045b42"/>
    </style:style>
    <style:style style:name="T6" style:family="text">
      <style:text-properties officeooo:rsid="00050c10"/>
    </style:style>
    <style:style style:name="T7" style:family="text">
      <style:text-properties officeooo:rsid="00083adf"/>
    </style:style>
    <style:style style:name="T8" style:family="text">
      <style:text-properties officeooo:rsid="000a2bb9"/>
    </style:style>
    <style:style style:name="T9" style:family="text">
      <style:text-properties officeooo:rsid="000ba38e"/>
    </style:style>
    <style:style style:name="T10" style:family="text">
      <style:text-properties officeooo:rsid="000efa28"/>
    </style:style>
    <style:style style:name="T11" style:family="text">
      <style:text-properties style:text-underline-style="none"/>
    </style:style>
    <style:style style:name="T12" style:family="text">
      <style:text-properties officeooo:rsid="0012113d"/>
    </style:style>
    <style:style style:name="T13" style:family="text">
      <style:text-properties officeooo:rsid="00134b13"/>
    </style:style>
    <style:style style:name="T14" style:family="text">
      <style:text-properties officeooo:rsid="001cf90e"/>
    </style:style>
    <style:style style:name="T15" style:family="text">
      <style:text-properties officeooo:rsid="001fb94d"/>
    </style:style>
    <style:style style:name="T16" style:family="text">
      <style:text-properties officeooo:rsid="00225719"/>
    </style:style>
    <style:style style:name="T17" style:family="text">
      <style:text-properties officeooo:rsid="00268195"/>
    </style:style>
    <style:style style:name="T18" style:family="text">
      <style:text-properties officeooo:rsid="0027c475"/>
    </style:style>
    <style:style style:name="T19" style:family="text">
      <style:text-properties fo:color="#ff0000" style:text-underline-style="solid" style:text-underline-width="auto" style:text-underline-color="font-color"/>
    </style:style>
    <style:style style:name="T20" style:family="text">
      <style:text-properties fo:font-variant="normal" fo:text-transform="none" style:font-name="Segoe UI" fo:letter-spacing="normal" fo:font-style="normal" fo:font-weight="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FINAL PROPOSAL</text:span><text:span text:style-name="T11"> for </text:span><text:span text:style-name="T1">PROJECT</text:span></text:p>
      <text:p text:style-name="P4"/>
      <text:p text:style-name="P1"><text:span text:style-name="T19">Aim: </text:span>We want to analyse that how game of chess can help us <text:span text:style-name="T10">to </text:span>realise solution to some real life problems like <text:span text:style-name="T10">designing</text:span> an algorithm for automatic cars or to help in coming up with good military strategies , etc.</text:p>
      <text:p text:style-name="P1"/>
      <text:p text:style-name="P17">Problem:-</text:p>
      <text:p text:style-name="P2"/>
      <text:p text:style-name="P5">We were successful in making computer chess game which is unbeatable to any opponent in past. So what our algorithm <text:span text:style-name="T4">(local min-max search over gamespace)</text:span> exactly does is that after each move it will analyse all the possibilites <text:span text:style-name="T12">and will come up with best possible move. Humans don’t have this capability and it is said that on an average a human can think about only 50 possibilities while deciding a move. So we can safely say that a human cannot beat computer in chess. So we usually believe that we have made an AI system which has superhuman capabilities and surpass humans in chess.</text:span></text:p>
      <text:p text:style-name="P5"/>
      <text:p text:style-name="P6">Now let’s modify our chess board a bit. What if our chess board have infinite squares and <text:span text:style-name="T5">may be infinite pieces too. Will our superhuman algorithm which earlier was unbeatable , works in this case too? </text:span></text:p>
      <text:p text:style-name="P6"/>
      <text:p text:style-name="P7">Well! if you think it will , then try to answer t<text:span text:style-name="T13">wo</text:span> questions , first- do you have enough memory to compute on infinite data? , second-how much time will system take to decide a move? .</text:p>
      <text:p text:style-name="P7"/>
      <text:p text:style-name="P7">Our real life problems are more like the last case of chessboard that we discussed <text:span text:style-name="T6">above. Imagine that we want to develop an automatic car. Let us assume that to gather data from surroundings we are using best available sensors and technology , minimizing the time latency. Now the motive of our algorithm is to analyse the gathered data and decide the next operation within a fixed time limit .(as you don’t want to take a right turn after coming 100 miles ahead of that turn.). Now the first question , can we make a superhuman AI sytem which cannot make a bad decision at all for this task too. We could have achieved this if we had a suitable operator whose eigen functions corresponds to state functions of possible action of external factors like nearby moving vehicles , any path blockage , traffic signals , etc. But we </text:span><text:soft-page-break/><text:span text:style-name="T6">can’t actually make such an operator because the situation is too complex with very large uncertainity (also this operator itself might be of infinte dimensions). So we can conclude that unlike 8*8 chess game we cannot analyse all the possibilites here. So how do we actually solve this task?</text:span></text:p>
      <text:p text:style-name="P8"/>
      <text:p text:style-name="P8"/>
      <text:p text:style-name="P18">Possible solution:-</text:p>
      <text:p text:style-name="P3"/>
      <text:p text:style-name="P9">We <text:span text:style-name="T7">can</text:span> make an algorithm which works in a <text:span text:style-name="T14">very similar</text:span> way <text:span text:style-name="T14">to how a </text:span><text:s/>human decides <text:span text:style-name="T14">to make </text:span>a move in chess game. <text:span text:style-name="T7">So imagine that, a black’s pawn is blocked by 2 or 3 white pieces but the black queen have clean way of moving further on board. Now the player <text:s/>who is playing white pieces will ignore black’s pawn and only try to analyse the possible threats posed by black’s queen in future moves. If somehow our algorithm simulates this human’s way of thinking then our problem will be solved. So for us , the notion of AI is not something which surpasses human but it actually is a system which can develop a working mechanism similar to that of humans to a maximum extent.</text:span></text:p>
      <text:p text:style-name="P9"/>
      <text:p text:style-name="P9"/>
      <text:p text:style-name="P21"><text:span text:style-name="T2">Our project</text:span><text:span text:style-name="T8">:-</text:span> </text:p>
      <text:p text:style-name="P9"/>
      <text:list xml:id="list4214610390" text:style-name="List_20_1">
        <text:list-item>
          <text:p text:style-name="P11">We will develop a chess game where a person plays against computer. The game will have two mode i.e. superhuman mode and human mode. Superhuman mode will use the basic <text:s/><text:span text:style-name="T4">local min-max search over gamespace </text:span>to decide a move. For human mode we will <text:span text:style-name="T9">try to design an alorithm on our own to simulate human’s way of thinking to a max extent.</text:span></text:p>
        </text:list-item>
        <text:list-item>
          <text:p text:style-name="P13">As we mentioned above , in 8*8 chess computers are unbeatable , so to place the computer and human on equal footing we will implement quantum chess where each piece is superposition of multiple pieces and we can be assured about the the state of a piece only if we select it for the next move. </text:p>
        </text:list-item>
        <text:list-item>
          <text:p text:style-name="P13">As we mentioned earlier , that the real world can be represented as a multidimensional chess board , we will try to come up with some algorithm for 2-d dimensional chess board or may be 3-dimensional also. Based on our our study and results o<text:span text:style-name="T18">f</text:span> the same topic, we will give our views about <text:soft-page-break/>how can we implement a N-dimensional chessboard (though it sounds like an impossible task , but we’ll try to put forward some ideas about this).</text:p>
        </text:list-item>
        <text:list-item>
          <text:p text:style-name="P13">Just to make game interesting for user , we’ll <text:span text:style-name="T17">add some extra features to our app. Firstly our app will have some cool categories of chess game like dice chess , card chess ,etc . Secondly , our app will have a feature which allows the user to define a short board game puzzle (from pieces to their initial position) which will be solved by computer ,following all the contraints set by the user. App will check if it is possible or not to win in the given situation. In case if it is possible then app will just show the complete solution to the user as some appropriate sequence of moves.</text:span></text:p>
        </text:list-item>
        <text:list-item>
          <text:p text:style-name="P12">We will write <text:span text:style-name="T15">a</text:span> documentation <text:span text:style-name="T15">about</text:span> real-life problems where chess game <text:span text:style-name="T16">may help us </text:span>to develop an algorithm for AI system to solve that problem.</text:p>
        </text:list-item>
      </text:list>
      <text:p text:style-name="P10"/>
      <text:p text:style-name="P10"/>
      <text:p text:style-name="P19">Tentative timeline:-</text:p>
      <text:p text:style-name="P14"/>
      <text:p text:style-name="P15">Writing algos for different chess types</text:p>
      <text:p text:style-name="P14">As we are 6 members we will form 3 teams of two and will write one algo per team such that each member can have hold over the basic mini max algorithm </text:p>
      <text:p text:style-name="P14">~8 days ( can be +-2) </text:p>
      <text:p text:style-name="P15">designing a user interface for the application</text:p>
      <text:p text:style-name="P14">We will form teams here also but as we yet dont know how are we going to write and <text:s/>design it so we cant really predict it how are we going to form teams for this but definitely we will</text:p>
      <text:p text:style-name="P14">~15 days(can be +5) </text:p>
      <text:p text:style-name="P15">Our buzz word quantum chess</text:p>
      <text:p text:style-name="P14">This phase will involve reading text and discussing wht all shud be done in this phase and finally implementing this</text:p>
      <text:p text:style-name="P14">~10 days </text:p>
      <text:p text:style-name="P15">N-dimemsional chess </text:p>
      <text:p text:style-name="P14">~6 days </text:p>
      <text:p text:style-name="P15">Documention of real life chess related problems</text:p>
      <text:p text:style-name="P14">~3 days </text:p>
      <text:p text:style-name="P15">Deploying the application on play store (if possible) </text:p>
      <text:p text:style-name="P14">~3 days</text:p>
      <text:p text:style-name="P20"><text:soft-page-break/>GROUP MEMBERS:-</text:p>
      <text:list xml:id="list50911986" text:style-name="Numbering_20_123">
        <text:list-header>
          <text:p text:style-name="P23"><text:span text:style-name="T20"/></text:p>
          <text:p text:style-name="P23"><text:span text:style-name="T20">HARSHIT SHARMA <text:tab/> <text:s text:c="8"/>(2019101083)</text:span></text:p>
        </text:list-header>
      </text:list>
      <text:p text:style-name="P24"><text:tab/> KARTIK GARG <text:s text:c="6"/><text:tab/><text:tab/>(2019101060)</text:p>
      <text:p text:style-name="P24"><text:tab/> SHREYASH RAI <text:s text:c="6"/><text:tab/>(2019101096)</text:p>
      <text:p text:style-name="P24"><text:tab/> AARADHYA GUPTA <text:tab/>(2019114010)</text:p>
      <text:p text:style-name="P24"><text:tab/> AADITYA SHARMA <text:tab/>(2019113009)</text:p>
      <text:p text:style-name="P24"><text:tab/> PRIYANSH GUPTA <text:s/><text:tab/>(2019101080)</text:p>
      <text:p text:style-name="P22"/>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6T10:38:22.942565378</meta:creation-date>
    <dc:date>2020-09-30T21:23:07.151437192</dc:date>
    <meta:editing-duration>PT1H36M20S</meta:editing-duration>
    <meta:editing-cycles>17</meta:editing-cycles>
    <meta:generator>LibreOffice/6.3.5.2$Linux_X86_64 LibreOffice_project/30$Build-2</meta:generator>
    <meta:document-statistic meta:table-count="0" meta:image-count="0" meta:object-count="0" meta:page-count="4" meta:paragraph-count="38" meta:word-count="1058" meta:character-count="5840" meta:non-whitespace-character-count="4771"/>
  </office:meta>
</office:document-meta>
</file>